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4" table:default-cell-style-name="Default"/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3"/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f:=[.D7]/[.D6]" office:value-type="float" office:value="7.14285714285714" calcext:value-type="float">
            <text:p>7,142857142857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w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d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6T09:02:53.830925873</meta:creation-date>
    <dc:date>2023-05-15T13:57:24.187056222</dc:date>
    <meta:editing-duration>PT10M23S</meta:editing-duration>
    <meta:editing-cycles>3</meta:editing-cycles>
    <meta:generator>LibreOffice/6.4.7.2$Linux_X86_64 LibreOffice_project/40$Build-2</meta:generator>
    <meta:document-statistic meta:table-count="1" meta:cell-count="5" meta:object-count="0"/>
  </office:meta>
</office:document-meta>
</file>